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ize="10pt" fo:language="en" fo:country="US" style:font-name-asian="Menlo-Regular" style:font-size-asian="10pt" style:language-asian="en" style:country-asian="US" style:font-name-complex="Menlo-Regular" style:font-size-complex="10pt" style:language-complex="en" style:country-complex="US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run</text:p>
          </table:table-cell>
          <table:table-cell office:value-type="string">
            <text:p>control</text:p>
          </table:table-cell>
          <table:table-cell table:style-name="ce1" office:value-type="string">
            <text:p>naive</text:p>
          </table:table-cell>
          <table:table-cell office:value-type="string">
            <text:p>lut_4bit</text:p>
          </table:table-cell>
          <table:table-cell office:value-type="string">
            <text:p>lut_8bit</text:p>
          </table:table-cell>
          <table:table-cell office:value-type="string">
            <text:p>hacker</text:p>
          </table:table-cell>
          <table:table-cell office:value-type="string">
            <text:p>hacker2</text:p>
          </table:table-cell>
          <table:table-cell office:value-type="string">
            <text:p>hacker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179.61">
            <text:p>179.61</text:p>
          </table:table-cell>
          <table:table-cell office:value-type="float" office:value="41.27">
            <text:p>41.27</text:p>
          </table:table-cell>
          <table:table-cell office:value-type="float" office:value="40.75">
            <text:p>40.75</text:p>
          </table:table-cell>
          <table:table-cell office:value-type="float" office:value="14.17">
            <text:p>14.17</text:p>
          </table:table-cell>
          <table:table-cell office:value-type="float" office:value="11.9">
            <text:p>11.9</text:p>
          </table:table-cell>
          <table:table-cell office:value-type="float" office:value="8.96">
            <text:p>8.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89">
            <text:p>7.89</text:p>
          </table:table-cell>
          <table:table-cell office:value-type="float" office:value="179.2">
            <text:p>179.2</text:p>
          </table:table-cell>
          <table:table-cell office:value-type="float" office:value="40.95">
            <text:p>40.95</text:p>
          </table:table-cell>
          <table:table-cell office:value-type="float" office:value="40.86">
            <text:p>40.86</text:p>
          </table:table-cell>
          <table:table-cell office:value-type="float" office:value="14.18">
            <text:p>14.18</text:p>
          </table:table-cell>
          <table:table-cell office:value-type="float" office:value="11.87">
            <text:p>11.87</text:p>
          </table:table-cell>
          <table:table-cell office:value-type="float" office:value="8.97">
            <text:p>8.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66">
            <text:p>7.66</text:p>
          </table:table-cell>
          <table:table-cell office:value-type="float" office:value="184.15">
            <text:p>184.15</text:p>
          </table:table-cell>
          <table:table-cell office:value-type="float" office:value="40.79">
            <text:p>40.79</text:p>
          </table:table-cell>
          <table:table-cell office:value-type="float" office:value="40.75">
            <text:p>40.75</text:p>
          </table:table-cell>
          <table:table-cell office:value-type="float" office:value="14.17">
            <text:p>14.17</text:p>
          </table:table-cell>
          <table:table-cell office:value-type="float" office:value="11.86">
            <text:p>11.8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48">
            <text:p>7.48</text:p>
          </table:table-cell>
          <table:table-cell office:value-type="float" office:value="181.79">
            <text:p>181.79</text:p>
          </table:table-cell>
          <table:table-cell office:value-type="float" office:value="40.79">
            <text:p>40.79</text:p>
          </table:table-cell>
          <table:table-cell office:value-type="float" office:value="40.85">
            <text:p>40.85</text:p>
          </table:table-cell>
          <table:table-cell office:value-type="float" office:value="14.12">
            <text:p>14.12</text:p>
          </table:table-cell>
          <table:table-cell office:value-type="float" office:value="11.84">
            <text:p>11.84</text:p>
          </table:table-cell>
          <table:table-cell office:value-type="float" office:value="9.01">
            <text:p>9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47">
            <text:p>7.47</text:p>
          </table:table-cell>
          <table:table-cell office:value-type="float" office:value="182.27">
            <text:p>182.27</text:p>
          </table:table-cell>
          <table:table-cell office:value-type="float" office:value="40.96">
            <text:p>40.96</text:p>
          </table:table-cell>
          <table:table-cell office:value-type="float" office:value="40.83">
            <text:p>40.83</text:p>
          </table:table-cell>
          <table:table-cell office:value-type="float" office:value="14.15">
            <text:p>14.15</text:p>
          </table:table-cell>
          <table:table-cell office:value-type="float" office:value="11.79">
            <text:p>11.79</text:p>
          </table:table-cell>
          <table:table-cell office:value-type="float" office:value="8.93">
            <text:p>8.9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control</text:p>
          </table:table-cell>
          <table:table-cell table:style-name="ce1" office:value-type="string">
            <text:p>naive</text:p>
          </table:table-cell>
          <table:table-cell office:value-type="string">
            <text:p>lut_4bit</text:p>
          </table:table-cell>
          <table:table-cell office:value-type="string">
            <text:p>lut_8bit</text:p>
          </table:table-cell>
          <table:table-cell office:value-type="string">
            <text:p>hacker</text:p>
          </table:table-cell>
          <table:table-cell office:value-type="string">
            <text:p>hacker2</text:p>
          </table:table-cell>
          <table:table-cell table:style-name="ce2" office:value-type="string">
            <text:p>hacker3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4:.B8])" office:value-type="float" office:value="7.66">
            <text:p>7.66</text:p>
          </table:table-cell>
          <table:table-cell table:formula="of:=AVERAGE([.C4:.C8])" office:value-type="float" office:value="181.404">
            <text:p>181.404</text:p>
          </table:table-cell>
          <table:table-cell table:formula="of:=AVERAGE([.D4:.D8])" office:value-type="float" office:value="40.952">
            <text:p>40.952</text:p>
          </table:table-cell>
          <table:table-cell table:formula="of:=AVERAGE([.E4:.E8])" office:value-type="float" office:value="40.808">
            <text:p>40.808</text:p>
          </table:table-cell>
          <table:table-cell table:formula="of:=AVERAGE([.F4:.F8])" office:value-type="float" office:value="14.158">
            <text:p>14.158</text:p>
          </table:table-cell>
          <table:table-cell table:formula="of:=AVERAGE([.G4:.G8])" office:value-type="float" office:value="11.852">
            <text:p>11.852</text:p>
          </table:table-cell>
          <table:table-cell table:formula="of:=AVERAGE([.H4:.H8])" office:value-type="float" office:value="8.974">
            <text:p>8.97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control</text:p>
          </table:table-cell>
          <table:table-cell table:style-name="ce1" office:value-type="string">
            <text:p>naive</text:p>
          </table:table-cell>
          <table:table-cell office:value-type="string">
            <text:p>lut_4bit</text:p>
          </table:table-cell>
          <table:table-cell office:value-type="string">
            <text:p>lut_8bit</text:p>
          </table:table-cell>
          <table:table-cell office:value-type="string">
            <text:p>hacker</text:p>
          </table:table-cell>
          <table:table-cell office:value-type="string">
            <text:p>hacker2</text:p>
          </table:table-cell>
          <table:table-cell table:style-name="ce2" office:value-type="string">
            <text:p>hacker3</text:p>
          </table:table-cell>
        </table:table-row>
        <table:table-row table:style-name="ro1">
          <table:table-cell office:value-type="string">
            <text:p>less control</text:p>
          </table:table-cell>
          <table:table-cell/>
          <table:table-cell table:formula="of:=[.C12]-[.$B$12]" office:value-type="float" office:value="173.744">
            <text:p>173.744</text:p>
          </table:table-cell>
          <table:table-cell table:formula="of:=[.D12]-[.$B$12]" office:value-type="float" office:value="33.292">
            <text:p>33.292</text:p>
          </table:table-cell>
          <table:table-cell table:formula="of:=[.E12]-[.$B$12]" office:value-type="float" office:value="33.148">
            <text:p>33.148</text:p>
          </table:table-cell>
          <table:table-cell table:formula="of:=[.F12]-[.$B$12]" office:value-type="float" office:value="6.498">
            <text:p>6.498</text:p>
          </table:table-cell>
          <table:table-cell table:formula="of:=[.G12]-[.$B$12]" office:value-type="float" office:value="4.192">
            <text:p>4.192</text:p>
          </table:table-cell>
          <table:table-cell table:formula="of:=[.H12]-[.$B$12]" office:value-type="float" office:value="1.314">
            <text:p>1.314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>
            <draw:frame table:end-cell-address="Sheet1.I42" table:end-x="0.0071in" table:end-y="0.1083in" draw:z-index="0" draw:style-name="gr1" draw:text-style-name="P1" svg:width="6.3004in" svg:height="3.5398in" svg:x="0.8189in" svg:y="0.0843in">
              <draw:object draw:notify-on-update-of-ranges="Sheet1.B11:Sheet1.H11 Sheet1.B12:Sheet1.H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4">
          <table:table-cell table:number-columns-repeated="8"/>
        </table:table-row>
        <table:table-row table:style-name="ro1">
          <table:table-cell>
            <draw:frame table:end-cell-address="Sheet1.I67" table:end-x="0.0217in" table:end-y="0.148in" draw:z-index="1" draw:style-name="gr1" draw:text-style-name="P1" svg:width="6.2988in" svg:height="3.5429in" svg:x="0.835in" svg:y="0.1213in">
              <draw:object draw:notify-on-update-of-ranges="Sheet1.D15:Sheet1.H15 Sheet1.D16:Sheet1.H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4/02/2015</text:date>, <text:time>10:1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Blair</meta:initial-creator>
    <meta:creation-date>2015-03-30T21:53:54</meta:creation-date>
    <dc:date>2015-04-02T10:13:30</dc:date>
    <dc:creator>John Blair</dc:creator>
    <meta:editing-duration>P2DT12H19M37S</meta:editing-duration>
    <meta:editing-cycles>6</meta:editing-cycles>
    <meta:generator>OpenOffice/4.0.1$Unix OpenOffice.org_project/401m5$Build-9714</meta:generator>
    <meta:document-statistic meta:table-count="3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8.992cm" xlink:href=".." xlink:type="simple" chart:class="chart:bar" chart:style-name="ch1">
        <chart:title svg:x="5.111cm" svg:y="0.314cm" chart:style-name="ch2">
          <text:p>Population Count Run Time</text:p>
        </chart:title>
        <chart:subtitle svg:x="4.955cm" svg:y="1.287cm" chart:style-name="ch3">
          <text:p>average user time for 1 billion runs</text:p>
        </chart:subtitle>
        <chart:plot-area chart:style-name="ch4" table:cell-range-address="Sheet1.B11:Sheet1.H12" chart:data-source-has-labels="row" svg:x="1.319cm" svg:y="2.314cm" svg:width="14.045cm" svg:height="6.079cm">
          <chartooo:coordinate-region svg:x="2.165cm" svg:y="2.513cm" svg:width="13.199cm" svg:height="5.233cm"/>
          <chart:axis chart:dimension="x" chart:name="primary-x" chart:style-name="ch5" chartooo:axis-type="auto">
            <chartooo:date-scale/>
            <chart:categories table:cell-range-address="Sheet1.B11:Sheet1.H11"/>
          </chart:axis>
          <chart:axis chart:dimension="y" chart:name="primary-y" chart:style-name="ch6">
            <chart:title svg:x="0.451cm" svg:y="6.879cm" chart:style-name="ch7">
              <text:p>seconds of user time</text:p>
            </chart:title>
            <chart:grid chart:style-name="ch8" chart:class="major"/>
          </chart:axis>
          <chart:series chart:style-name="ch9" chart:values-cell-range-address="Sheet1.B12:Sheet1.H1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</text:p>
                <draw:g>
                  <svg:desc>Sheet1.B11:Sheet1.H11</svg:desc>
                </draw:g>
              </table:table-cell>
              <table:table-cell office:value-type="string">
                <text:p>naive</text:p>
              </table:table-cell>
              <table:table-cell office:value-type="string">
                <text:p>lut_4bit</text:p>
              </table:table-cell>
              <table:table-cell office:value-type="string">
                <text:p>lut_8bit</text:p>
              </table:table-cell>
              <table:table-cell office:value-type="string">
                <text:p>hacker</text:p>
              </table:table-cell>
              <table:table-cell office:value-type="string">
                <text:p>hacker2</text:p>
              </table:table-cell>
              <table:table-cell office:value-type="string">
                <text:p>hacker3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7.66">
                <text:p>7.66</text:p>
                <draw:g>
                  <svg:desc>Sheet1.B12:Sheet1.H12</svg:desc>
                </draw:g>
              </table:table-cell>
              <table:table-cell office:value-type="float" office:value="181.404">
                <text:p>181.404</text:p>
              </table:table-cell>
              <table:table-cell office:value-type="float" office:value="40.952">
                <text:p>40.952</text:p>
              </table:table-cell>
              <table:table-cell office:value-type="float" office:value="40.808">
                <text:p>40.808</text:p>
              </table:table-cell>
              <table:table-cell office:value-type="float" office:value="14.158">
                <text:p>14.158</text:p>
              </table:table-cell>
              <table:table-cell office:value-type="float" office:value="11.852">
                <text:p>11.852</text:p>
              </table:table-cell>
              <table:table-cell office:value-type="float" office:value="8.974">
                <text:p>8.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09cm" svg:y="0.315cm" chart:style-name="ch2">
          <text:p>Population Count Run Time</text:p>
        </chart:title>
        <chart:subtitle svg:x="3.445cm" svg:y="1.289cm" chart:style-name="ch3">
          <text:p>average user time for 1 billion runs, less control time</text:p>
        </chart:subtitle>
        <chart:plot-area chart:style-name="ch4" table:cell-range-address="Sheet1.D15:Sheet1.H16" chart:data-source-has-labels="row" svg:x="1.319cm" svg:y="2.318cm" svg:width="14.041cm" svg:height="6.082cm">
          <chartooo:coordinate-region svg:x="1.967cm" svg:y="2.517cm" svg:width="13.393cm" svg:height="5.236cm"/>
          <chart:axis chart:dimension="x" chart:name="primary-x" chart:style-name="ch5" chartooo:axis-type="auto">
            <chartooo:date-scale/>
            <chart:categories table:cell-range-address="Sheet1.D15:Sheet1.H15"/>
          </chart:axis>
          <chart:axis chart:dimension="y" chart:name="primary-y" chart:style-name="ch6">
            <chart:title svg:x="0.451cm" svg:y="6.885cm" chart:style-name="ch7">
              <text:p>seconds of user time</text:p>
            </chart:title>
            <chart:grid chart:style-name="ch8" chart:class="major"/>
          </chart:axis>
          <chart:series chart:style-name="ch9" chart:values-cell-range-address="Sheet1.D16:Sheet1.H1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t_4bit</text:p>
                <draw:g>
                  <svg:desc>Sheet1.D15:Sheet1.H15</svg:desc>
                </draw:g>
              </table:table-cell>
              <table:table-cell office:value-type="string">
                <text:p>lut_8bit</text:p>
              </table:table-cell>
              <table:table-cell office:value-type="string">
                <text:p>hacker</text:p>
              </table:table-cell>
              <table:table-cell office:value-type="string">
                <text:p>hacker2</text:p>
              </table:table-cell>
              <table:table-cell office:value-type="string">
                <text:p>hacker3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33.292">
                <text:p>33.292</text:p>
                <draw:g>
                  <svg:desc>Sheet1.D16:Sheet1.H16</svg:desc>
                </draw:g>
              </table:table-cell>
              <table:table-cell office:value-type="float" office:value="33.148">
                <text:p>33.148</text:p>
              </table:table-cell>
              <table:table-cell office:value-type="float" office:value="6.498">
                <text:p>6.498</text:p>
              </table:table-cell>
              <table:table-cell office:value-type="float" office:value="4.192">
                <text:p>4.192</text:p>
              </table:table-cell>
              <table:table-cell office:value-type="float" office:value="1.314">
                <text:p>1.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